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pd1" office:value-type="string" calcext:value-type="string">
            <text:p>UnnameC: 0</text:p>
          </table:table-cell>
          <table:table-cell table:style-name="pd1" office:value-type="string" calcext:value-type="string">
            <text:p>UnnameC: 1</text:p>
          </table:table-cell>
          <table:table-cell table:style-name="pd1" office:value-type="string" calcext:value-type="string">
            <text:p>UnnameC: 2</text:p>
          </table:table-cell>
          <table:table-cell table:style-name="pd1" office:value-type="string" calcext:value-type="string">
            <text:p>UnnameC: 3</text:p>
          </table:table-cell>
          <table:table-cell table:style-name="pd1" office:value-type="string" calcext:value-type="string">
            <text:p>UnnameC: 4</text:p>
          </table:table-cell>
          <table:table-cell table:style-name="pd1" office:value-type="string" calcext:value-type="string">
            <text:p>UnnameC: 5</text:p>
          </table:table-cell>
        </table:table-row>
        <table:table-row table:style-name="ro1">
          <table:table-cell office:value-type="string" calcext:value-type="string">
            <text:p>"C:\Users\alyos\Dropbox\NOTES\KZ equations\KZ equations.pdf"</text:p>
          </table:table-cell>
          <table:table-cell office:value-type="string" calcext:value-type="string">
            <text:p>Notes on KZ equation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tes on the KZ equation</text:p>
          </table:table-cell>
        </table:table-row>
        <table:table-row table:style-name="ro1">
          <table:table-cell office:value-type="string" calcext:value-type="string">
            <text:p>C:\Users\alyos\Dropbox\NOTES\What structure does W-Mod and Y-Mod have\What structure does WMod and YMod have.pdf</text:p>
          </table:table-cell>
          <table:table-cell office:value-type="string" calcext:value-type="string">
            <text:p>Factorisation structures on the category of affine Yangian 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usses the algebraic structure on the category of modules over affine Yangians. An appendix to Factorisation Quantum Groups.</text:p>
          </table:table-cell>
        </table:table-row>
        <table:table-row table:style-name="ro1">
          <table:table-cell office:value-type="string" calcext:value-type="string">
            <text:p>C:\Users\alyos\Dropbox\NOTES\Deformation quantisation\Deformation quantisation.pdf</text:p>
          </table:table-cell>
          <table:table-cell office:value-type="string" calcext:value-type="string">
            <text:p>Notes on deformation quantisatio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pository notes on deformation quantisation.</text:p>
          </table:table-cell>
        </table:table-row>
        <table:table-row table:style-name="ro1">
          <table:table-cell office:value-type="string" calcext:value-type="string">
            <text:p>"C:\Users\alyos\Dropbox\NOTES\q deformed D modules\q deformed D modules.pdf"</text:p>
          </table:table-cell>
          <table:table-cell office:value-type="string" calcext:value-type="string">
            <text:p>q D-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 de-Rham-stack definition of q-deformed D-modules. Recovers classical definitions of q-vertex algebras with their q-operator product expansions.</text:p>
          </table:table-cell>
        </table:table-row>
        <table:table-row table:style-name="ro1">
          <table:table-cell office:value-type="string" calcext:value-type="string">
            <text:p>"C:\Users\alyos\Dropbox\NOTES\What is a vertex algebra\What is a vertex algebra.pdf"</text:p>
          </table:table-cell>
          <table:table-cell office:value-type="string" calcext:value-type="string">
            <text:p>What is a vertex algebra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ository notes. What is a vertex algebra, relation to cobordisms, other topics.</text:p>
          </table:table-cell>
        </table:table-row>
        <table:table-row table:style-name="ro1">
          <table:table-cell office:value-type="string" calcext:value-type="string">
            <text:p>"C:\Users\alyos\Dropbox\NOTES\Stable envelopes\Stable envelopes.pdf"</text:p>
          </table:table-cell>
          <table:table-cell office:value-type="string" calcext:value-type="string">
            <text:p>Stable envelopes via factorisation algebra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es how to interpret Maulik-Okounkov’s construction of quantum groups “factorisably over the coloured Ran space”. Writes generalisations.</text:p>
          </table:table-cell>
        </table:table-row>
        <table:table-row table:style-name="ro1">
          <table:table-cell office:value-type="string" calcext:value-type="string">
            <text:p>"C:\Users\alyos\Dropbox\NOTES\Notes on QFT\Notes on QFT.pdf"</text:p>
          </table:table-cell>
          <table:table-cell office:value-type="string" calcext:value-type="string">
            <text:p>Notes on (2d) QF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pository notes. Brownian motion as a 1d QFT. Properties of 2d QFT, and examples: Gaussian free field, Louisville theory, relation to loop-erased random walks and SLE.</text:p>
          </table:table-cell>
        </table:table-row>
        <table:table-row table:style-name="ro1">
          <table:table-cell office:value-type="string" calcext:value-type="string">
            <text:p>"C:\Users\alyos\Dropbox\NOTES\Borcherds twists of QFTs\Borcherds twists of QFTs.pdf"</text:p>
          </table:table-cell>
          <table:table-cell office:value-type="string" calcext:value-type="string">
            <text:p>Borcherds twists of QFT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ining a groupoid of “Borcherds twistings” of QFTs. The aim is to give a conceptual explanation of <text:s/>Borcherds’ “adding interaction terms” definition of lattice vertex algebras, which also works for ordinary algebra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23:45:54.9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date>2024-11-25T23:46:01.489000000</dc:date>
    <meta:editing-duration>PT16M3S</meta:editing-duration>
    <meta:editing-cycles>6</meta:editing-cycles>
    <meta:document-statistic meta:table-count="1" meta:cell-count="54" meta:object-count="0"/>
  </office:meta>
</office:document-meta>
</file>